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2605" officeooo:paragraph-rsid="00002605"/>
    </style:style>
    <style:style style:name="P3" style:family="paragraph" style:parent-style-name="Standard">
      <style:text-properties fo:language="fr" fo:country="FR" officeooo:rsid="00002605" officeooo:paragraph-rsid="00078fd9"/>
    </style:style>
    <style:style style:name="P4" style:family="paragraph" style:parent-style-name="Standard">
      <style:text-properties fo:language="fr" fo:country="FR" officeooo:rsid="00019691" officeooo:paragraph-rsid="00019691"/>
    </style:style>
    <style:style style:name="P5" style:family="paragraph" style:parent-style-name="Standard">
      <style:text-properties fo:language="fr" fo:country="FR" officeooo:rsid="00019691" officeooo:paragraph-rsid="000fcbf4"/>
    </style:style>
    <style:style style:name="P6" style:family="paragraph" style:parent-style-name="Standard">
      <style:text-properties fo:language="fr" fo:country="FR" officeooo:rsid="00039bed" officeooo:paragraph-rsid="00039bed"/>
    </style:style>
    <style:style style:name="P7" style:family="paragraph" style:parent-style-name="Standard">
      <style:text-properties fo:language="fr" fo:country="FR" officeooo:rsid="00039bed" officeooo:paragraph-rsid="0021e057"/>
    </style:style>
    <style:style style:name="P8" style:family="paragraph" style:parent-style-name="Standard">
      <style:text-properties fo:language="fr" fo:country="FR" officeooo:rsid="00039bed" officeooo:paragraph-rsid="0029f994"/>
    </style:style>
    <style:style style:name="P9" style:family="paragraph" style:parent-style-name="Standard">
      <style:text-properties fo:language="fr" fo:country="FR" officeooo:rsid="00039bed" officeooo:paragraph-rsid="002bc66c"/>
    </style:style>
    <style:style style:name="P10" style:family="paragraph" style:parent-style-name="Standard">
      <style:text-properties fo:language="fr" fo:country="FR" officeooo:rsid="00039bed" officeooo:paragraph-rsid="002caac9"/>
    </style:style>
    <style:style style:name="P11" style:family="paragraph" style:parent-style-name="Standard">
      <style:text-properties fo:language="fr" fo:country="FR" officeooo:rsid="00063132" officeooo:paragraph-rsid="00078fd9"/>
    </style:style>
    <style:style style:name="P12" style:family="paragraph" style:parent-style-name="Standard">
      <style:text-properties fo:language="fr" fo:country="FR" officeooo:rsid="000daaa2" officeooo:paragraph-rsid="000daaa2"/>
    </style:style>
    <style:style style:name="P13" style:family="paragraph" style:parent-style-name="Standard">
      <style:text-properties fo:language="fr" fo:country="FR" officeooo:rsid="000daaa2" officeooo:paragraph-rsid="0025269f"/>
    </style:style>
    <style:style style:name="P14" style:family="paragraph" style:parent-style-name="Standard">
      <style:text-properties fo:language="fr" fo:country="FR" officeooo:rsid="00145560" officeooo:paragraph-rsid="00145560"/>
    </style:style>
    <style:style style:name="P15" style:family="paragraph" style:parent-style-name="Standard">
      <style:text-properties fo:language="fr" fo:country="FR" style:text-underline-style="solid" style:text-underline-width="auto" style:text-underline-color="font-color" officeooo:rsid="00019691" officeooo:paragraph-rsid="00019691"/>
    </style:style>
    <style:style style:name="P16" style:family="paragraph" style:parent-style-name="Standard">
      <style:text-properties fo:language="fr" fo:country="FR" officeooo:rsid="00162a2d" officeooo:paragraph-rsid="00162a2d"/>
    </style:style>
    <style:style style:name="P17" style:family="paragraph" style:parent-style-name="Standard">
      <style:text-properties fo:language="fr" fo:country="FR" fo:font-style="normal" style:text-underline-style="solid" style:text-underline-width="auto" style:text-underline-color="font-color" fo:font-weight="normal" officeooo:rsid="00162a2d" officeooo:paragraph-rsid="00162a2d" style:font-style-asian="normal" style:font-weight-asian="normal" style:font-style-complex="normal" style:font-weight-complex="normal"/>
    </style:style>
    <style:style style:name="P18" style:family="paragraph" style:parent-style-name="Standard">
      <style:text-properties fo:language="fr" fo:country="FR" officeooo:rsid="0016a355" officeooo:paragraph-rsid="0016a355"/>
    </style:style>
    <style:style style:name="P19" style:family="paragraph" style:parent-style-name="Standard">
      <style:text-properties fo:language="fr" fo:country="FR" officeooo:rsid="001c9cce" officeooo:paragraph-rsid="0025269f"/>
    </style:style>
    <style:style style:name="P20" style:family="paragraph" style:parent-style-name="Standard">
      <style:text-properties fo:language="fr" fo:country="FR" officeooo:rsid="001d0e08" officeooo:paragraph-rsid="00269c7b"/>
    </style:style>
    <style:style style:name="P21" style:family="paragraph" style:parent-style-name="Standard">
      <style:text-properties fo:language="fr" fo:country="FR" officeooo:rsid="001e0165" officeooo:paragraph-rsid="00269c7b"/>
    </style:style>
    <style:style style:name="P22" style:family="paragraph" style:parent-style-name="Standard">
      <style:text-properties fo:language="fr" fo:country="FR" officeooo:rsid="001fe6b3" officeooo:paragraph-rsid="00269c7b"/>
    </style:style>
    <style:style style:name="P23" style:family="paragraph" style:parent-style-name="Standard">
      <style:text-properties fo:language="fr" fo:country="FR" officeooo:rsid="0020f5e1" officeooo:paragraph-rsid="0026097e"/>
    </style:style>
    <style:style style:name="P24" style:family="paragraph" style:parent-style-name="Standard">
      <style:text-properties fo:language="fr" fo:country="FR" officeooo:rsid="0020f5e1" officeooo:paragraph-rsid="00269c7b"/>
    </style:style>
    <style:style style:name="P25" style:family="paragraph" style:parent-style-name="Standard">
      <style:text-properties fo:language="fr" fo:country="FR" officeooo:rsid="0022714f" officeooo:paragraph-rsid="0026097e"/>
    </style:style>
    <style:style style:name="P26" style:family="paragraph" style:parent-style-name="Standard">
      <style:text-properties fo:language="fr" fo:country="FR" officeooo:rsid="0022714f" officeooo:paragraph-rsid="002db610"/>
    </style:style>
    <style:style style:name="P27" style:family="paragraph" style:parent-style-name="Standard">
      <style:text-properties fo:language="fr" fo:country="FR" officeooo:rsid="00233a46" officeooo:paragraph-rsid="00233a46"/>
    </style:style>
    <style:style style:name="P28" style:family="paragraph" style:parent-style-name="Standard">
      <style:text-properties fo:language="fr" fo:country="FR" officeooo:rsid="00239dbd" officeooo:paragraph-rsid="0025269f"/>
    </style:style>
    <style:style style:name="P29" style:family="paragraph" style:parent-style-name="Standard">
      <style:text-properties fo:language="fr" fo:country="FR" officeooo:rsid="00239dbd" officeooo:paragraph-rsid="00269c7b"/>
    </style:style>
    <style:style style:name="P30" style:family="paragraph" style:parent-style-name="Standard">
      <style:text-properties fo:language="fr" fo:country="FR" style:text-underline-style="none" officeooo:rsid="00039bed" officeooo:paragraph-rsid="0029f994"/>
    </style:style>
    <style:style style:name="P31" style:family="paragraph" style:parent-style-name="Standard">
      <style:text-properties fo:language="fr" fo:country="FR" style:text-underline-style="none" officeooo:rsid="0008d152" officeooo:paragraph-rsid="002bc66c"/>
    </style:style>
    <style:style style:name="P32" style:family="paragraph" style:parent-style-name="Standard">
      <style:paragraph-properties fo:text-align="center" style:justify-single-word="false"/>
      <style:text-properties fo:font-size="20pt" fo:language="fr" fo:country="FR" officeooo:rsid="00145560" officeooo:paragraph-rsid="00145560" style:font-size-asian="20pt" style:font-size-complex="20pt"/>
    </style:style>
    <style:style style:name="P33" style:family="paragraph" style:parent-style-name="Standard">
      <style:text-properties fo:language="fr" fo:country="FR" style:text-underline-style="solid" style:text-underline-width="auto" style:text-underline-color="font-color" officeooo:rsid="001c20fd"/>
    </style:style>
    <style:style style:name="P34" style:family="paragraph" style:parent-style-name="Standard">
      <style:text-properties fo:language="fr" fo:country="FR" style:text-underline-style="solid" style:text-underline-width="auto" style:text-underline-color="font-color" fo:font-weight="normal" officeooo:rsid="00039bed" officeooo:paragraph-rsid="0029f994" style:font-weight-asian="normal" style:font-weight-complex="normal"/>
    </style:style>
    <style:style style:name="P35" style:family="paragraph" style:parent-style-name="Standard">
      <style:text-properties fo:language="fr" fo:country="FR" style:text-underline-style="solid" style:text-underline-width="auto" style:text-underline-color="font-color" fo:font-weight="normal" officeooo:rsid="0021e057" officeooo:paragraph-rsid="002bc66c" style:font-weight-asian="normal" style:font-weight-complex="normal"/>
    </style:style>
    <style:style style:name="P36" style:family="paragraph" style:parent-style-name="Standard">
      <style:text-properties fo:language="fr" fo:country="FR" style:text-underline-style="solid" style:text-underline-width="auto" style:text-underline-color="font-color" officeooo:rsid="0025269f" officeooo:paragraph-rsid="0018c596"/>
    </style:style>
    <style:style style:name="P37" style:family="paragraph" style:parent-style-name="Standard">
      <style:text-properties fo:language="fr" fo:country="FR" fo:font-weight="normal" officeooo:rsid="00039bed" officeooo:paragraph-rsid="0029f994" style:font-weight-asian="normal" style:font-weight-complex="normal"/>
    </style:style>
    <style:style style:name="P38" style:family="paragraph" style:parent-style-name="Standard">
      <style:text-properties fo:language="fr" fo:country="FR" fo:font-weight="normal" officeooo:rsid="00039bed" officeooo:paragraph-rsid="00039bed" style:font-weight-asian="normal" style:font-weight-complex="normal"/>
    </style:style>
    <style:style style:name="P39" style:family="paragraph" style:parent-style-name="Standard">
      <style:text-properties fo:language="fr" fo:country="FR" fo:font-weight="normal" officeooo:rsid="00039bed" officeooo:paragraph-rsid="0021e057" style:font-weight-asian="normal" style:font-weight-complex="normal"/>
    </style:style>
    <style:style style:name="P40" style:family="paragraph" style:parent-style-name="Standard">
      <style:text-properties fo:language="fr" fo:country="FR" fo:font-weight="normal" officeooo:rsid="00039bed" officeooo:paragraph-rsid="00269c7b" style:font-weight-asian="normal" style:font-weight-complex="normal"/>
    </style:style>
    <style:style style:name="P41" style:family="paragraph" style:parent-style-name="Standard">
      <style:text-properties fo:language="fr" fo:country="FR" fo:font-weight="normal" officeooo:rsid="0008d152" officeooo:paragraph-rsid="002bc66c" style:font-weight-asian="normal" style:font-weight-complex="normal"/>
    </style:style>
    <style:style style:name="P42" style:family="paragraph" style:parent-style-name="Standard">
      <style:text-properties fo:language="fr" fo:country="FR" fo:font-weight="normal" officeooo:rsid="002caac9" officeooo:paragraph-rsid="002caac9" style:font-weight-asian="normal" style:font-weight-complex="normal"/>
    </style:style>
    <style:style style:name="P43" style:family="paragraph" style:parent-style-name="Standard">
      <style:text-properties fo:language="fr" fo:country="FR" fo:font-weight="normal" officeooo:rsid="002db610" officeooo:paragraph-rsid="002db610" style:font-weight-asian="normal" style:font-weight-complex="normal"/>
    </style:style>
    <style:style style:name="P44" style:family="paragraph" style:parent-style-name="Standard">
      <style:text-properties fo:language="fr" fo:country="FR" style:text-underline-style="none" fo:font-weight="normal" officeooo:rsid="0021e057" officeooo:paragraph-rsid="002bc66c" style:font-weight-asian="normal" style:font-weight-complex="normal"/>
    </style:style>
    <style:style style:name="P45" style:family="paragraph" style:parent-style-name="Standard">
      <style:text-properties fo:language="fr" fo:country="FR" style:text-underline-style="none" fo:font-weight="normal" officeooo:rsid="00039bed" officeooo:paragraph-rsid="00039bed" style:font-weight-asian="normal" style:font-weight-complex="normal"/>
    </style:style>
    <style:style style:name="P46" style:family="paragraph" style:parent-style-name="Standard">
      <style:text-properties fo:language="fr" fo:country="FR" style:text-underline-style="none" fo:font-weight="normal" officeooo:rsid="00039bed" officeooo:paragraph-rsid="00269c7b" style:font-weight-asian="normal" style:font-weight-complex="normal"/>
    </style:style>
    <style:style style:name="P47" style:family="paragraph" style:parent-style-name="Standard">
      <style:text-properties fo:language="fr" fo:country="FR" style:text-underline-style="none" officeooo:rsid="001c9cce" officeooo:paragraph-rsid="00039bed"/>
    </style:style>
    <style:style style:name="P48" style:family="paragraph" style:parent-style-name="Standard">
      <style:text-properties fo:language="fr" fo:country="FR" style:text-underline-style="none" officeooo:rsid="001d0e08" officeooo:paragraph-rsid="00039bed"/>
    </style:style>
    <style:style style:name="P49" style:family="paragraph" style:parent-style-name="Standard">
      <style:text-properties fo:language="fr" fo:country="FR" officeooo:rsid="002caac9" officeooo:paragraph-rsid="0021e057"/>
    </style:style>
    <style:style style:name="T1" style:family="text">
      <style:text-properties officeooo:rsid="00063132"/>
    </style:style>
    <style:style style:name="T2" style:family="text">
      <style:text-properties officeooo:rsid="000fcbf4"/>
    </style:style>
    <style:style style:name="T3" style:family="text">
      <style:text-properties fo:font-style="italic" officeooo:rsid="000fcbf4"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02605"/>
    </style:style>
    <style:style style:name="T6" style:family="text">
      <style:text-properties style:text-underline-style="solid" style:text-underline-width="auto" style:text-underline-color="font-color" officeooo:rsid="00039bed"/>
    </style:style>
    <style:style style:name="T7" style:family="text">
      <style:text-properties style:text-underline-style="solid" style:text-underline-width="auto" style:text-underline-color="font-color" officeooo:rsid="0008d152"/>
    </style:style>
    <style:style style:name="T8" style:family="text">
      <style:text-properties style:text-underline-style="solid" style:text-underline-width="auto" style:text-underline-color="font-color" officeooo:rsid="001c9cce"/>
    </style:style>
    <style:style style:name="T9" style:family="text">
      <style:text-properties style:text-underline-style="solid" style:text-underline-width="auto" style:text-underline-color="font-color" officeooo:rsid="001d78d2"/>
    </style:style>
    <style:style style:name="T10" style:family="text">
      <style:text-properties style:text-underline-style="solid" style:text-underline-width="auto" style:text-underline-color="font-color" officeooo:rsid="0020f5e1"/>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233a46" style:font-weight-asian="normal" style:font-weight-complex="normal"/>
    </style:style>
    <style:style style:name="T13" style:family="text">
      <style:text-properties style:text-underline-style="solid" style:text-underline-width="auto" style:text-underline-color="font-color" fo:font-weight="normal" officeooo:rsid="0020f5e1" style:font-weight-asian="normal" style:font-weight-complex="normal"/>
    </style:style>
    <style:style style:name="T14" style:family="text">
      <style:text-properties style:text-underline-style="solid" style:text-underline-width="auto" style:text-underline-color="font-color" fo:font-weight="normal" officeooo:rsid="0021e057" style:font-weight-asian="normal" style:font-weight-complex="normal"/>
    </style:style>
    <style:style style:name="T15" style:family="text">
      <style:text-properties style:text-underline-style="solid" style:text-underline-width="auto" style:text-underline-color="font-color" fo:font-weight="normal" officeooo:rsid="001fe6b3"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21e057" style:font-weight-asian="normal" style:font-weight-complex="normal"/>
    </style:style>
    <style:style style:name="T20" style:family="text">
      <style:text-properties style:text-underline-style="none" fo:font-weight="normal" officeooo:rsid="00233a46" style:font-weight-asian="normal" style:font-weight-complex="normal"/>
    </style:style>
    <style:style style:name="T21" style:family="text">
      <style:text-properties officeooo:rsid="001a9c33"/>
    </style:style>
    <style:style style:name="T22" style:family="text">
      <style:text-properties fo:font-weight="normal" style:font-weight-asian="normal" style:font-weight-complex="normal"/>
    </style:style>
    <style:style style:name="T23" style:family="text">
      <style:text-properties fo:font-weight="normal" officeooo:rsid="0022714f" style:font-weight-asian="normal" style:font-weight-complex="normal"/>
    </style:style>
    <style:style style:name="T24" style:family="text">
      <style:text-properties fo:font-weight="normal" officeooo:rsid="0004cc81" style:font-weight-asian="normal" style:font-weight-complex="normal"/>
    </style:style>
    <style:style style:name="T25" style:family="text">
      <style:text-properties fo:font-weight="normal" officeooo:rsid="0029f994" style:font-weight-asian="normal" style:font-weight-complex="normal"/>
    </style:style>
    <style:style style:name="T26" style:family="text">
      <style:text-properties fo:font-weight="normal" officeooo:rsid="0021e057" style:font-weight-asian="normal" style:font-weight-complex="normal"/>
    </style:style>
    <style:style style:name="T27" style:family="text">
      <style:text-properties fo:font-weight="normal" officeooo:rsid="002bc66c" style:font-weight-asian="normal" style:font-weight-complex="normal"/>
    </style:style>
    <style:style style:name="T28" style:family="text">
      <style:text-properties officeooo:rsid="0027014f"/>
    </style:style>
    <style:style style:name="T29" style:family="text">
      <style:text-properties officeooo:rsid="0027260c"/>
    </style:style>
    <style:style style:name="T30" style:family="text">
      <style:text-properties officeooo:rsid="0028c24c"/>
    </style:style>
    <style:style style:name="T31" style:family="text">
      <style:text-properties officeooo:rsid="0029f994"/>
    </style:style>
    <style:style style:name="T32" style:family="text">
      <style:text-properties officeooo:rsid="002db610"/>
    </style:style>
    <style:style style:name="T33" style:family="text">
      <style:text-properties officeooo:rsid="00314171"/>
    </style:style>
    <style:style style:name="T34" style:family="text">
      <style:text-properties officeooo:rsid="0032cdc1"/>
    </style:style>
    <style:style style:name="T35" style:family="text">
      <style:text-properties officeooo:rsid="00335728"/>
    </style:style>
    <style:style style:name="T36" style:family="text">
      <style:text-properties officeooo:rsid="00351a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omain THEODET<text:tab/><text:tab/><text:tab/><text:tab/><text:tab/><text:tab/><text:tab/><text:tab/><text:tab/><text:tab/> <text:s text:c="5"/><text:span text:style-name="T34">CMI INFO</text:span></text:p>
      <text:p text:style-name="P14">Christophe CARMAGNAC</text:p>
      <text:p text:style-name="P14"/>
      <text:p text:style-name="P32">Rapport INFO 405 <text:span text:style-name="T35">BDD</text:span></text:p>
      <text:p text:style-name="P1"/>
      <text:p text:style-name="P1"/>
      <text:p text:style-name="P1"/>
      <text:p text:style-name="P15">Préambule</text:p>
      <text:p text:style-name="P4"/>
      <text:p text:style-name="P5"><text:span text:style-name="T28">Au fil de ce TP, n</text:span>ous avons essayé de construire un site <text:span text:style-name="T28">fonctionnel, </text:span>sécurisé, <text:span text:style-name="T28">et </text:span>le plus robuste possible face aux attaques XSS, aux injections SQL <text:span text:style-name="T2">et à diverses attaques (notamment l’exécution de code PHP via les images, comme donner </text:span><text:span text:style-name="T3">http://os-vps418.infomaniak.ch/etu_info/info_1_gr_1/?page=deconnection</text:span><text:span text:style-name="T2"> comme URL d’image de sujet par exemple).</text:span></text:p>
      <text:p text:style-name="P13"><text:span text:style-name="T28">Nous effectuons ainsi q</text:span>uelques vérifications <text:span text:style-name="T28">supplémentaires </text:span>côté serveur, <text:span text:style-name="T28">comme la taille minimale et maximale </text:span>du login et du titre des sujets.</text:p>
      <text:p text:style-name="P5">Nous avons de plus essayé de penser à l’avenir, et de faciliter l’ajout de nouvelles fonctionnalités sans avoir à convertir l’intégralité des données de la base de donnée. Nous allons donc vous détailler certains choix d’implémentation de notre base de donnée.</text:p>
      <text:p text:style-name="P1"/>
      <text:p text:style-name="P33">Tables BDD</text:p>
      <text:p text:style-name="P1"/>
      <text:p text:style-name="P1"><text:tab/>– <text:span text:style-name="T5">Utilisateur</text:span></text:p>
      <text:p text:style-name="P1"/>
      <text:p text:style-name="P3">La pièce maîtresse de ce projet est l’utilisateur. Chaque utilisateur est unique par son login et par son id, qui lui est attribué de manière automatique. Nous souhaitions en effet dissocier le nom d’utilisateur et l’identifiant interne, afin de laisser la possibilité théorique d’un changement de nom d’utilisateur, ou de plusieurs utilisateurs ayant le même nom sans trop de conflits. <text:span text:style-name="T1">Autre avantage à avoir un id : l’uniformisation des tables, toutes désignables par un id de même type (entier).</text:span></text:p>
      <text:p text:style-name="P11">À des fins de sécurité, nous stockons dans la base de donnée un sel et le hash de l’union de ce sel et du mot de passe, évitant ainsi de garder en clair le mot de passe de l’utilisateur.</text:p>
      <text:p text:style-name="P2"/>
      <text:p text:style-name="P8"><text:tab/>– <text:span text:style-name="T4">Sp</text:span><text:span text:style-name="T10">e</text:span><text:span text:style-name="T4">cialit</text:span><text:span text:style-name="T10">e</text:span></text:p>
      <text:p text:style-name="P8"/>
      <text:p text:style-name="P8">Afin d’éviter les doublons, il n’existera qu’un nombre limité de spécialités, avec un nom associé et possiblement d’autres attributs à l’avenir. <text:span text:style-name="T31">Cette table est composée d’un id et du nom de la spécialité.</text:span></text:p>
      <text:p text:style-name="P37"/>
      <text:p text:style-name="P8"><text:span text:style-name="T22"><text:tab/>– </text:span><text:span text:style-name="T13">C</text:span><text:span text:style-name="T11">omp</text:span><text:span text:style-name="T13">e</text:span><text:span text:style-name="T11">tence</text:span></text:p>
      <text:p text:style-name="P34"/>
      <text:p text:style-name="P30"><text:span text:style-name="T24">Chaque utilisateur est relié à un certain nombre de spécialités via une table Comp</text:span><text:span text:style-name="T25">e</text:span><text:span text:style-name="T24">tence, qui associe seulement les id.</text:span></text:p>
      <text:p text:style-name="P37"/>
      <text:p text:style-name="P9"><text:tab/>– <text:span text:style-name="T7">Action</text:span></text:p>
      <text:p text:style-name="P9"/>
      <text:p text:style-name="P41">Chaque action a un nom et un nombre de points associé afin de ne pas hard-coder les valeurs de chaque action. <text:span text:style-name="T36">Les actions sont fonctionnelles ainsi que le système de points, contrairement à la dernière démonstration.</text:span></text:p>
      <text:p text:style-name="P44"/>
      <text:p text:style-name="P44"/>
      <text:p text:style-name="P9"><text:soft-page-break/><text:span text:style-name="T19"><text:tab/>– </text:span><text:span text:style-name="T14">UtilisateurAction</text:span></text:p>
      <text:p text:style-name="P35"/>
      <text:p text:style-name="P31"><text:span text:style-name="T26">Nous avons ajouté une table associa</text:span><text:span text:style-name="T27">nt</text:span><text:span text:style-name="T26"> </text:span><text:span text:style-name="T27">une </text:span><text:span text:style-name="T26">action </text:span><text:span text:style-name="T27">à un </text:span><text:span text:style-name="T26">utilisateur. Cette table n’est pas vitale (nous aurions juste pu ajouter les points à l’utilisateur), mais </text:span><text:span text:style-name="T27">elle </text:span><text:span text:style-name="T26">permet plus de traçabilité et surtout permettrait en théorie de pouvoir modifier la valeur d’une action et de pouvoir recalculer les points de chaque utilisateur, impossible sans cette table.</text:span></text:p>
      <text:p text:style-name="P44"/>
      <text:p text:style-name="P2"><text:tab/>– <text:span text:style-name="T6">Sujet</text:span></text:p>
      <text:p text:style-name="P2"/>
      <text:p text:style-name="P6">Chaque sujet a un identifiant unique, un titre limité à <text:span text:style-name="T29">256</text:span> caractères <text:span text:style-name="T29">(en pratique nous imposons entre 4 et 255 caractères)</text:span>, une description / <text:span text:style-name="T29">contenu de taille</text:span> illimitée, un chemin vers une image, <text:span text:style-name="T30">une date de création</text:span> ainsi qu’une référence vers l’identifiant de son créateur.</text:p>
      <text:p text:style-name="P38"/>
      <text:p text:style-name="P6"><text:tab/>– <text:span text:style-name="T8">Favoris</text:span></text:p>
      <text:p text:style-name="P47"><text:tab/></text:p>
      <text:p text:style-name="P48">Une table associant les id des utilisateurs et les id des sujets.</text:p>
      <text:p text:style-name="P45"/>
      <text:p text:style-name="P7"><text:tab/>– <text:span text:style-name="T9">Tag</text:span></text:p>
      <text:p text:style-name="P6"/>
      <text:p text:style-name="P49">Table listant tous les tags existants.</text:p>
      <text:p text:style-name="P39"/>
      <text:p text:style-name="P10"><text:span text:style-name="T22"><text:tab/>– </text:span><text:span text:style-name="T15">SujetTag</text:span></text:p>
      <text:p text:style-name="P39"/>
      <text:p text:style-name="P42">Table associant les tags aux sujets.</text:p>
      <text:p text:style-name="P42"/>
      <text:p text:style-name="P6"><text:tab/>– <text:span text:style-name="T4">Message</text:span></text:p>
      <text:p text:style-name="P6"/>
      <text:p text:style-name="P6">Chaque message a l’identifiant de sa source et de sa destination, laissant donc l’éventualité de pouvoir envoyer des messages à d’autres utilisateurs sans devoir changer trop d’informations dans la base de donnée, ainsi qu’un timestamp précisant la date et l’heure de l’émission d’un message. Dans notre implémentation, aucun message n’est vraiment supprimé, seule une variable booléenne est changée. Le site n’est plus vraiment aux normes GDPR mais au prix d’une meilleure traçabilité permettant par exemple de résoudre des problèmes de harcèlement ou d’injures.</text:p>
      <text:p text:style-name="P38"/>
      <text:p text:style-name="P6"><text:span text:style-name="T23"><text:tab/>– </text:span><text:span text:style-name="T12">Groupe</text:span></text:p>
      <text:p text:style-name="P6"/>
      <text:p text:style-name="P27">Les utilisateurs peuvent créer des groupes dont ils sont le propriétaire. Chaque utilisateur peut voir tous les groupes et demander à les rejoindre. Le créateur choisit de les accepter dans son groupe ou non. <text:span text:style-name="T32">Notre groupe est donc composé d’un id, d’un nom (entre 3 et 127 caractères) et de l’id du créateur.</text:span></text:p>
      <text:p text:style-name="P38"/>
      <text:p text:style-name="P26"><text:span text:style-name="T20"><text:tab/>– </text:span><text:span text:style-name="T12">UtilisateurGroupe</text:span></text:p>
      <text:p text:style-name="P38"/>
      <text:p text:style-name="P43">Table associant les utilisateurs et les groupes, avec un booléen validation pour savoir si l’utilisateur est en attente de validation ou s’il a bien rejoint le groupe.</text:p>
      <text:p text:style-name="P38"/>
      <text:p text:style-name="P38"/>
      <text:p text:style-name="P38"/>
      <text:p text:style-name="P38"/>
      <text:p text:style-name="P38"/>
      <text:p text:style-name="P36"><text:soft-page-break/>Modèle relationnel</text:p>
      <text:p text:style-name="P12"/>
      <text:p text:style-name="P19">Utilisateur(<text:span text:style-name="T11">id</text:span><text:span text:style-name="T18">, login, password, salt, dateNaissance, niveauSql, description, points) ;</text:span></text:p>
      <text:p text:style-name="P23">Specialite(<text:span text:style-name="T11">id</text:span><text:span text:style-name="T22">, name) ;</text:span></text:p>
      <text:p text:style-name="P23"><text:span text:style-name="T22">Competence(</text:span><text:span text:style-name="T11">$userId</text:span><text:span text:style-name="T22">, </text:span><text:span text:style-name="T11">$specialiteId</text:span><text:span text:style-name="T22">) ;</text:span></text:p>
      <text:p text:style-name="P25">Action(<text:span text:style-name="T11">name</text:span><text:span text:style-name="T22">, reward) ;</text:span></text:p>
      <text:p text:style-name="P25"><text:span text:style-name="T22">UtilisateurAction(</text:span><text:span text:style-name="T11">userId</text:span><text:span text:style-name="T22">, </text:span><text:span text:style-name="T11">actionName</text:span><text:span text:style-name="T22">) ;</text:span></text:p>
      <text:p text:style-name="P23"/>
      <text:p text:style-name="P19">Sujet(<text:span text:style-name="T11">id</text:span><text:span text:style-name="T18">,</text:span><text:span text:style-name="T22"> title, description, picturePath, $creatorId) ;</text:span></text:p>
      <text:p text:style-name="P20"><text:span text:style-name="T17">Favoris(</text:span><text:span text:style-name="T11">$userId</text:span><text:span text:style-name="T18">, </text:span><text:span text:style-name="T11">$sujetId</text:span><text:span text:style-name="T18">) ;</text:span></text:p>
      <text:p text:style-name="P40"/>
      <text:p text:style-name="P21">Tag(<text:span text:style-name="T11">nameTag</text:span><text:span text:style-name="T22">) ;</text:span></text:p>
      <text:p text:style-name="P22">SujetTag(<text:span text:style-name="T11">$sujetId</text:span><text:span text:style-name="T22">, </text:span><text:span text:style-name="T16">$</text:span><text:span text:style-name="T11">tagName</text:span><text:span text:style-name="T22">) ;</text:span></text:p>
      <text:p text:style-name="P46"/>
      <text:p text:style-name="P24">Message(<text:span text:style-name="T11">id</text:span><text:span text:style-name="T22">, content, $sujetIdDestination, $senderId, creationDate, deleted) ;</text:span></text:p>
      <text:p text:style-name="P46"/>
      <text:p text:style-name="P29">Groupe(<text:span text:style-name="T11">id</text:span><text:span text:style-name="T22">, name, $creatorId) ;</text:span></text:p>
      <text:p text:style-name="P28"><text:span text:style-name="T22">UtilisateurGroupe(</text:span><text:span text:style-name="T11">$userId</text:span><text:span text:style-name="T22">, </text:span><text:span text:style-name="T11">$groupId</text:span><text:span text:style-name="T22">, validation) ;</text:span></text:p>
      <text:p text:style-name="P13"/>
      <text:p text:style-name="P17">Conclusion</text:p>
      <text:p text:style-name="P16"/>
      <text:p text:style-name="P18">Ce T<text:span text:style-name="T33">P</text:span> nous a permis de travailler en collaboration sur un projet <text:span text:style-name="T33">d’assez bonne envergure</text:span>, <text:span text:style-name="T21">d’approfondir nos bases en SQL et</text:span> de <text:span text:style-name="T33">comment profiter d’une </text:span>base de données SQL <text:span text:style-name="T33">pour enrichir </text:span>un site web via 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4-03T14:17:52.581000000</dc:date>
    <meta:editing-duration>PT2H24M56S</meta:editing-duration>
    <meta:editing-cycles>51</meta:editing-cycles>
    <meta:document-statistic meta:table-count="0" meta:image-count="0" meta:object-count="0" meta:page-count="3" meta:paragraph-count="49" meta:word-count="718" meta:character-count="4752" meta:non-whitespace-character-count="4042"/>
  </office:meta>
</office:document-meta>
</file>